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fo:font-size="16pt" style:text-underline-style="none"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ructions Mathformula2 (Esther Lin, Martin Perez &amp; Christophe Pallier)</text:p>
      <text:p text:style-name="Standard"/>
      <text:p text:style-name="Standard"/>
      <text:p text:style-name="Standard">Durant cette expérience, vous allez voir des expressions mathématiques affichées rapidement à l'écran. </text:p>
      <text:p text:style-name="Standard"/>
      <text:p text:style-name="Standard">Ne soyez pas surpris: si certaines formules sont correctes, d'autres ne le sont pas. Votre tâche sera très simple: certaines formules contiennent un signe '@': vous devrez alors appuyer sur un bouton le plus rapidement possible, avec la main droite.</text:p>
      <text:p text:style-name="Standard"/>
      <text:p text:style-name="Standard">Dans les deux premiers blocs, les formules seront affichées une par une. Dans les blocs suivants, les formules seront affichées par groupe de 2. La tâche reste toujours la même (détecter '@') </text:p>
      <text:p text:style-name="Standard"/>
      <text:p text:style-name="Standard">Dans un dernier bloc à la fin de l'expérience, vous verrez des phrases presentées mots par mots et des suites de consonnes. Vous devez simplement regardez attentivement ces stimuli. </text:p>
      <text:p text:style-name="Standard"/>
      <text:p text:style-name="Standard"/>
      <text:p text:style-name="Standard">Durées des blocks:</text:p>
      <text:p text:style-name="Standard"/>
      <text:p text:style-name="Standard">Block 1-2: 10:45sec</text:p>
      <text:p text:style-name="Standard"/>
      <text:p text:style-name="Standard">Block 3-4: 11:45sec</text:p>
      <text:p text:style-name="Standard"/>
      <text:p text:style-name="Standard">Block 5: 6.15sec</text:p>
      <text:p text:style-name="P2"/>
      <text:p text:style-name="P3">Exemples</text:p>
      <text:p text:style-name="P2"/>
      <text:p text:style-name="P4">Exemple Block 1: <text:s/>)(1-2)+3(4+ <text:s text:c="10"/></text:p>
      <text:p text:style-name="P4"/>
      <text:p text:style-name="P4"><text:tab/>appuyer bouton: <text:s/>)(1-2)+@(4+ <text:s text:c="3"/></text:p>
      <text:p text:style-name="P4"><text:s text:c="5"/></text:p>
      <text:p text:style-name="P4">Exemple Block 2: <text:s/>+c)a-(b+d)( <text:s text:c="10"/></text:p>
      <text:p text:style-name="P4"/>
      <text:p text:style-name="P4"><text:tab/>appuyer bouton: +c)a-(@+d)(</text:p>
      <text:p text:style-name="P4"/>
      <text:p text:style-name="P4">Exemple Block 3-4: <text:s/>sin(a)+b <text:s/>---&gt; cos(x)*y</text:p>
      <text:p text:style-name="P4"/>
      <text:p text:style-name="P4"><text:tab/>appuyer bouton: sin(a)+@ <text:s/>---&gt; cos(x)*y</text:p>
      <text:p text:style-name="P4"><text:tab/>appuyer bouton: sin(a)+b <text:s/>---&gt; cos(@)*y</text:p>
      <text:p text:style-name="P4"><text:tab/>appuyer bouton: sin(a)@b <text:s/>---&gt; cos(@)*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 </meta:initial-creator>
    <meta:creation-date>2014-04-15T15:39:49.238599371</meta:creation-date>
    <dc:date>2014-04-17T15:50:25</dc:date>
    <dc:creator>Martin TRUSKOWSKI</dc:creator>
    <meta:editing-duration>PT47M31S</meta:editing-duration>
    <meta:editing-cycles>3</meta:editing-cycles>
    <meta:generator>LibreOffice/3.5$Linux_X86_64 LibreOffice_project/350m1$Build-2</meta:generator>
    <meta:document-statistic meta:table-count="0" meta:image-count="0" meta:object-count="0" meta:page-count="1" meta:paragraph-count="19" meta:word-count="175" meta:character-count="1188" meta:non-whitespace-character-count="988"/>
  </office:meta>
</office:document-meta>
</file>